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42c90" officeooo:paragraph-rsid="00142c90" style:font-size-asian="15pt" style:font-size-complex="15pt"/>
    </style:style>
    <style:style style:name="P2" style:family="paragraph" style:parent-style-name="Preformatted_20_Text">
      <style:paragraph-properties fo:break-before="page"/>
      <style:text-properties fo:font-size="15pt" officeooo:rsid="00142c90" officeooo:paragraph-rsid="00142c90" style:font-size-asian="15pt" style:font-size-complex="15pt"/>
    </style:style>
    <style:style style:name="P3" style:family="paragraph" style:parent-style-name="Footer">
      <style:text-properties officeooo:rsid="00142c90" officeooo:paragraph-rsid="00142c90"/>
    </style:style>
    <style:style style:name="T1" style:family="text">
      <style:text-properties fo:font-size="11pt" style:font-size-asian="11pt" style:font-size-complex="11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66 辜負</text:p>
        <text:p text:style-name="P1"/>
        <text:p text:style-name="P1">「阮阿爸欲予人銃殺矣。」</text:p>
        <text:p text:style-name="P1">“Guán a-pah beh hōo lâng tshìng-sat --ah.”</text:p>
        <text:p text:style-name="P1"/>
        <text:p text:style-name="P1">Maryang 過欲10分鐘才對</text:p>
        <text:p text:style-name="P1">Maryang kuè beh 10 hun-tsing tsiah uì </text:p>
        <text:p text:style-name="P1"/>
        <text:p text:style-name="P1">#Line#傳這句話過來。</text:p>
        <text:p text:style-name="P1">#Line# thuân tsit kù uē kuè--lâi.</text:p>
        <text:p text:style-name="P1"/>
        <text:p text:style-name="P1"/>
        <text:p text:style-name="P1"/>
        <text:p text:style-name="P1">這擺換我毋知欲按怎回伊，</text:p>
        <text:p text:style-name="P1">Tsit pái uānn guá m̄ tsai beh án-tsuánn huê --i, </text:p>
        <text:p text:style-name="P1"/>
        <text:p text:style-name="P1">我看手機仔頂懸的時間直直行，</text:p>
        <text:p text:style-name="P1">guá khuànn tshiú-ki-á tíng-kuân ê sî-kan ti̍t-ti̍t kiânn, </text:p>
        <text:p text:style-name="P1"/>
        <text:p text:style-name="P1">想一下，閣考慮一下，</text:p>
        <text:p text:style-name="P1">siūnn --tsi̍t-ē, koh khó-lī --tsi̍t-ē,</text:p>
        <text:p text:style-name="P1"/>
        <text:p text:style-name="P1">隨閣#10#分鐘欲過矣，</text:p>
        <text:p text:style-name="P1">suî koh #10# hun-tsing beh kuè --ah, </text:p>
        <text:p text:style-name="P1"/>
        <text:p text:style-name="P1">毋過我猶原毋知欲講啥，</text:p>
        <text:p text:style-name="P1">m̄-koh guá iu-guân m̄ tsai beh kóng siánn, </text:p>
        <text:p text:style-name="P1"/>
        <text:p text:style-name="P1">總是無回袂用得，</text:p>
        <text:p text:style-name="P1">tsóng--sī bô huê bē-īng-tit, </text:p>
        <text:p text:style-name="P1"/>
        <text:p text:style-name="P1">用#Line#煞「有讀無回」是上顧人怨的，</text:p>
        <text:p text:style-name="P1">iōng #Line# suah “Ū tha̍k bô huê” sī siōng kòo-lâng-uàn--ê, </text:p>
        <text:p text:style-name="P1"/>
        <text:p text:style-name="P1">別人我無要緊，</text:p>
        <text:p text:style-name="P1">pa̍t-lâng guá bô iàu-kín, </text:p>
        <text:p text:style-name="P1"/>
        <text:p text:style-name="P1">#Maryang#是我煞足久的查某囡仔呢，</text:p>
        <text:p text:style-name="P1">#Maryang# sī guá sannh tsiok kú ê tsa-bóo gín-á --neh, </text:p>
        <text:p text:style-name="P1"/>
        <text:p text:style-name="P1">我是頭殼𠞩落來齧嘛愛積一句話來應伊的。</text:p>
        <text:p text:style-name="P1">guá sī thâu-khak tsuî-lo̍h-lâi khè mā ài tsik tsi̍t kù uē lâi ìn --i --ê.</text:p>
        <text:p text:style-name="P1"/>
        <text:p text:style-name="P1"/>
        <text:p text:style-name="P1"/>
        <text:p text:style-name="P1"/>
        <text:p text:style-name="P1">「Thài-thó會按呢生？」</text:p>
        <text:p text:style-name="P1">“Thài-thó ē án-ne-senn?”</text:p>
        <text:p text:style-name="P1"/>
        <text:p text:style-name="P1"/>
        <text:p text:style-name="P1">我知這句回著若像蓋無誠意，</text:p>
        <text:p text:style-name="P1">Guá tsai tsit kù huê tio̍h ná-tshiūnn kài bô sîng-ì, </text:p>
        <text:p text:style-name="P1"/>
        <text:p text:style-name="P1">尤其是#10#分鐘後，</text:p>
        <text:p text:style-name="P1">iû-kî sī #10# hun-tsing āu, </text:p>
        <text:p text:style-name="P1"/>
        <text:p text:style-name="P1">這句閣較夭壽無誠意，</text:p>
        <text:p text:style-name="P1">tsit kù koh-khah iáu-siū bô sîng-ì, </text:p>
        <text:p text:style-name="P1"><text:soft-page-break/></text:p>
        <text:p text:style-name="P1">總是，</text:p>
        <text:p text:style-name="P1">tsóng--sī, </text:p>
        <text:p text:style-name="P1"/>
        <text:p text:style-name="P1">若佮原底我想欲回的彼句：</text:p>
        <text:p text:style-name="P1">nā kah guân-té guá siūnn-beh huê --ê hit kù: </text:p>
        <text:p text:style-name="P1"/>
        <text:p text:style-name="P1">「恁老爸是烏道呢？」</text:p>
        <text:p text:style-name="P1">“Lín lāu-pē sī oo-tō --nih?” </text:p>
        <text:p text:style-name="P1"/>
        <text:p text:style-name="P1">這句就加真妥當，</text:p>
        <text:p text:style-name="P1">Tsit kù tō ke tsin thò-tòng, </text:p>
        <text:p text:style-name="P1"/>
        <text:p text:style-name="P1">敢毋是？</text:p>
        <text:p text:style-name="P1">kám m̄ sī?</text:p>
        <text:p text:style-name="P1"/>
        <text:p text:style-name="P1"/>
        <text:p text:style-name="P1"/>
        <text:p text:style-name="P1"/>
        <text:p text:style-name="P1">「阮阿爸伊是冤枉的！！！」</text:p>
        <text:p text:style-name="P1">“Guán a-pah i sī uan-óng --ê!!!”</text:p>
        <text:p text:style-name="P1"/>
        <text:p text:style-name="P1"/>
        <text:p text:style-name="P1"/>
        <text:p text:style-name="P1"/>
        <text:p text:style-name="P1">看伊應這句，</text:p>
        <text:p text:style-name="P1">Khuànn i ìn tsit kù, </text:p>
        <text:p text:style-name="P1"/>
        <text:p text:style-name="P1">我才確定講，</text:p>
        <text:p text:style-name="P1">guá tsiah khak-tīng kóng, </text:p>
        <text:p text:style-name="P1"/>
        <text:p text:style-name="P1">in老爸是內籬仔底的死犯……</text:p>
        <text:p text:style-name="P1">in lāu-pē sī lāi-lî-á-té ê sí-huān...</text:p>
        <text:p text:style-name="P1"/>
        <text:p text:style-name="P1"/>
        <text:p text:style-name="P1"/>
        <text:p text:style-name="P1"/>
        <text:p text:style-name="P1">自來，</text:p>
        <text:p text:style-name="P1">Tsū-lâi, </text:p>
        <text:p text:style-name="P1"/>
        <text:p text:style-name="P1">都毋捌聽#Maryang#講著</text:p>
        <text:p text:style-name="P1">to m̄ bat thiann #Maryang# kóng-tio̍h </text:p>
        <text:p text:style-name="P1"/>
        <text:p text:style-name="P1">in兜抑是in老爸的代誌，</text:p>
        <text:p text:style-name="P1">in tau ia̍h-sī in lāu-pē ê tāi-tsì, </text:p>
        <text:p text:style-name="P1"/>
        <text:p text:style-name="P1">是今仔日中晝上課，</text:p>
        <text:p text:style-name="P1">sī kin-á-ji̍t tiong-tàu siōng-khò, </text:p>
        <text:p text:style-name="P1"/>
        <text:p text:style-name="P1">欲對阮所出去，</text:p>
        <text:p text:style-name="P1">beh uì guán sóo tshut-khì, </text:p>
        <text:p text:style-name="P1"/>
        <text:p text:style-name="P1">半路䀐見伊坐佇巷路邊的椅條仔頂，</text:p>
        <text:p text:style-name="P1">puànn-lōo siam kìnn i tsē tī hāng-lōo-pinn ê í-liâu-á-tíng, </text:p>
        <text:p text:style-name="P1"/>
        <text:p text:style-name="P1">頭犁犁，</text:p>
        <text:p text:style-name="P1">thâu lê-lê, </text:p>
        <text:p text:style-name="P1"/>
        <text:p text:style-name="P1">手佇面裡huê咧huê咧，</text:p>
        <text:p text:style-name="P1">tshiú tī bīn--lí huê --leh huê --leh, </text:p>
        <text:p text:style-name="P1"/>
        <text:p text:style-name="P1">本底毋敢倚過，</text:p>
        <text:p text:style-name="P1">pún-té m̄ kánn uá --kuè, </text:p>
        <text:p text:style-name="P1"/>
        <text:p text:style-name="P1">驚講歹勢，</text:p>
        <text:p text:style-name="P1">kiann kóng pháinn-sè, </text:p>
        <text:p text:style-name="P1"/>
        <text:p text:style-name="P1"/>
        <text:p text:style-name="P2">毋過樓梯落一半，</text:p>
        <text:p text:style-name="P1">m̄-koh lâu-thui lo̍h tsi̍t-puànn, </text:p>
        <text:p text:style-name="P1"/>
        <text:p text:style-name="P1">袂過心，</text:p>
        <text:p text:style-name="P1">bē kuè-sim, </text:p>
        <text:p text:style-name="P1"/>
        <text:p text:style-name="P1">翻頭去揣伊。</text:p>
        <text:p text:style-name="P1">huan-thâu khì tshuē --i. </text:p>
        <text:p text:style-name="P1"/>
        <text:p text:style-name="P1">才佇伊邊仔坐落來爾爾，</text:p>
        <text:p text:style-name="P1">Tsiah tī i pinn--á tsē --lo̍h-lâi niā-niā, </text:p>
        <text:p text:style-name="P1"/>
        <text:p text:style-name="P1">一句講都未曾話，</text:p>
        <text:p text:style-name="P1">tsi̍t kù kóng to buē-tsîng uē, </text:p>
        <text:p text:style-name="P1"/>
        <text:p text:style-name="P1">伊目屎煞親像袚鍊斷線</text:p>
        <text:p text:style-name="P1">i ba̍k-sái suah tshin-tshiūnn phua̍h-liān tn̄g suànn </text:p>
        <text:p text:style-name="P1"/>
        <text:p text:style-name="P1">按呢一粒一粒跋落塗跤。</text:p>
        <text:p text:style-name="P1">án-ne tsi̍t lia̍p tsi̍t lia̍p pua̍h-lo̍h thôo-kha. </text:p>
        <text:p text:style-name="P1"/>
        <text:p text:style-name="P1">足想欲共攬倚來，</text:p>
        <text:p text:style-name="P1">Tsiok siūnn-beh kā lám uá --lâi, </text:p>
        <text:p text:style-name="P1"/>
        <text:p text:style-name="P1">毋過咱都毋是伊的啥物人，</text:p>
        <text:p text:style-name="P1">m̄-koh lán to m̄ sī i ê siánn-mih lâng, </text:p>
        <text:p text:style-name="P1"/>
        <text:p text:style-name="P1">嘛只好恬恬仔對揹仔撏紙巾仔予伊。</text:p>
        <text:p text:style-name="P1">mā tsí-hó tiām-tiām-á tuì phāinn-á jîm tsuá-kin-á hōo --i. </text:p>
        <text:p text:style-name="P1"/>
        <text:p text:style-name="P1">Kin-sio̍k</text:p>
        <text:p text:style-name="P1">Kin-sio̍k </text:p>
        <text:p text:style-name="P1"/>
        <text:p text:style-name="P1">kin-sio̍k今仔日，</text:p>
        <text:p text:style-name="P1">kin-sio̍k kin-á-ji̍t, </text:p>
        <text:p text:style-name="P1"/>
        <text:p text:style-name="P1">閣是愛去「拜訪」爸母的時間，</text:p>
        <text:p text:style-name="P1">koh sī ài khì “Pài-hóng” pē-bú ê sî-kan, </text:p>
        <text:p text:style-name="P1"/>
        <text:p text:style-name="P1">啊我有影就無足想欲去。</text:p>
        <text:p text:style-name="P1">ah guá ū-iánn tō bô tsiok siūnn-beh khì.</text:p>
        <text:p text:style-name="P1"/>
        <text:p text:style-name="P1"/>
        <text:p text:style-name="P1"/>
        <text:p text:style-name="P1"/>
        <text:p text:style-name="P1">若講著阮老爸老母乎</text:p>
        <text:p text:style-name="P1">Nā kóng-tio̍h guán lāu-pē lāu-bú --honnh </text:p>
        <text:p text:style-name="P1"/>
        <text:p text:style-name="P1">自in離緣了後，</text:p>
        <text:p text:style-name="P1">Tsū in lī-iân liáu-āu, </text:p>
        <text:p text:style-name="P1"/>
        <text:p text:style-name="P1">我就變做兩个厝愛轉，</text:p>
        <text:p text:style-name="P1">guá tō piàn-tsò nn̄g ê tshù ài tńg, </text:p>
        <text:p text:style-name="P1"/>
        <text:p text:style-name="P1">一爿是阿爸佮伊閣娶的某，</text:p>
        <text:p text:style-name="P1">tsi̍t-pîng sī a-pah kah i koh tshuā ê bóo, </text:p>
        <text:p text:style-name="P1"/>
        <text:p text:style-name="P1">一爿是阿母。</text:p>
        <text:p text:style-name="P1">tsi̍t-pîng sī a-bú. </text:p>
        <text:p text:style-name="P1"/>
        <text:p text:style-name="P1"/>
        <text:p text:style-name="P2">實在講，</text:p>
        <text:p text:style-name="P1">Si̍t-tsāi kóng, </text:p>
        <text:p text:style-name="P1"/>
        <text:p text:style-name="P1">in兩个的代誌，</text:p>
        <text:p text:style-name="P1">in nn̄g ê ê tāi-tsì, </text:p>
        <text:p text:style-name="P1"/>
        <text:p text:style-name="P1">我無啥了解，</text:p>
        <text:p text:style-name="P1">guá bô siánn liáu-kái, </text:p>
        <text:p text:style-name="P1"/>
        <text:p text:style-name="P1">嘛無啥愛插，</text:p>
        <text:p text:style-name="P1">mā bô siánn ài tshap, </text:p>
        <text:p text:style-name="P1"/>
        <text:p text:style-name="P1">in佇我國小#五#年彼冬離婚了後，</text:p>
        <text:p text:style-name="P1">in tī guá kok-sió #gōo# nî hit tang lī-hun liáu-āu, </text:p>
        <text:p text:style-name="P1"/>
        <text:p text:style-name="P1">法律上我是綴阮老爸，</text:p>
        <text:p text:style-name="P1">huat-lu̍t siōng guá sī tuè guán lāu-pē, </text:p>
        <text:p text:style-name="P1"/>
        <text:p text:style-name="P1">毋過實際上，</text:p>
        <text:p text:style-name="P1">m̄-koh si̍t-tsè-siōng, </text:p>
        <text:p text:style-name="P1"/>
        <text:p text:style-name="P1">我是搬來徙去，</text:p>
        <text:p text:style-name="P1">guá sī puann lâi suá khì, </text:p>
        <text:p text:style-name="P1"/>
        <text:p text:style-name="P1">兩爿照輪咧蹛，</text:p>
        <text:p text:style-name="P1">nn̄g-pîng tsiàu lûn teh tuà, </text:p>
        <text:p text:style-name="P1"/>
        <text:p text:style-name="P1">明明是少年人，</text:p>
        <text:p text:style-name="P1">bîng-bîng sī siàu-liân-lâng, </text:p>
        <text:p text:style-name="P1"/>
        <text:p text:style-name="P1">結果煞親像老孤單，</text:p>
        <text:p text:style-name="P1">kiat-kó suah tshin-tshiūnn lāu-koo-tuann, </text:p>
        <text:p text:style-name="P1"/>
        <text:p text:style-name="P1">予人踢過來、捒過去，</text:p>
        <text:p text:style-name="P1"><text:span text:style-name="T1">hōo lâng that kuè-lâi, sak kuè-khì,</text:span> </text:p>
        <text:p text:style-name="P1"/>
        <text:p text:style-name="P1">貓徙岫#七##八#冬，</text:p>
        <text:p text:style-name="P1">niau suá siū #tshit# #peh# tang, </text:p>
        <text:p text:style-name="P1"/>
        <text:p text:style-name="P1">大學的時，</text:p>
        <text:p text:style-name="P1">tāi-ha̍k ê sî, </text:p>
        <text:p text:style-name="P1"/>
        <text:p text:style-name="P1">我總算家己搬出去蹛，</text:p>
        <text:p text:style-name="P1">guá tsóng-sǹg ka-kī puann tshut-khì tuà, </text:p>
        <text:p text:style-name="P1"/>
        <text:p text:style-name="P1">自彼陣了後，</text:p>
        <text:p text:style-name="P1">tsū hit-tsūn liáu-āu, </text:p>
        <text:p text:style-name="P1"/>
        <text:p text:style-name="P1">我兩爿攏無啥愛「轉」去。</text:p>
        <text:p text:style-name="P1">guá nn̄g-pîng lóng bô siánn ài “tńg” --khì.</text:p>
        <text:p text:style-name="P1"/>
        <text:p text:style-name="P1"/>
        <text:p text:style-name="P1"/>
        <text:p text:style-name="P1"/>
        <text:p text:style-name="P1">甲若按呢，</text:p>
        <text:p text:style-name="P1">Kah nā án-ne, </text:p>
        <text:p text:style-name="P1"/>
        <text:p text:style-name="P1">就佇遮陪#Maryang#坐一時仔，</text:p>
        <text:p text:style-name="P1">tō tī tsia puê #Maryang# tsē tsi̍t-sî-á, </text:p>
        <text:p text:style-name="P1"/>
        <text:p text:style-name="P1">坐罔坐，</text:p>
        <text:p text:style-name="P1">tsē bóng tsē, </text:p>
        <text:p text:style-name="P1"/>
        <text:p text:style-name="P1">坐半點鐘久，</text:p>
        <text:p text:style-name="P1">tsē puànn tiám-tsing kú, </text:p>
        <text:p text:style-name="P1"/>
        <text:p text:style-name="P1">伊攏無話無句，</text:p>
        <text:p text:style-name="P1">i lóng bô uē bô kù, </text:p>
        <text:p text:style-name="P1"/>
        <text:p text:style-name="P1"/>
        <text:p text:style-name="P2">落尾，</text:p>
        <text:p text:style-name="P1">lo̍h-bué, </text:p>
        <text:p text:style-name="P1"/>
        <text:p text:style-name="P1">嘛只好陪伊去坐車。</text:p>
        <text:p text:style-name="P1">mā tsí-hó puê i khì tsē tshia.</text:p>
        <text:p text:style-name="P1"/>
        <text:p text:style-name="P1"/>
        <text:p text:style-name="P1"/>
        <text:p text:style-name="P1"/>
        <text:p text:style-name="P1">若講著#Line#乎，</text:p>
        <text:p text:style-name="P1">Nā kóng-tio̍h #Line# --honnh, </text:p>
        <text:p text:style-name="P1"/>
        <text:p text:style-name="P1">這个「有讀毋回」的罪名實在予人擔袂起，</text:p>
        <text:p text:style-name="P1">tsit ê “Ū tha̍k m̄ huê” ê tsuē-miâ si̍t-tsāi hōo lâng tann bē khí, </text:p>
        <text:p text:style-name="P1"/>
        <text:p text:style-name="P1">明明毋知欲按怎應，</text:p>
        <text:p text:style-name="P1">bîng-bîng m̄ tsai beh án-tsuánn ìn, </text:p>
        <text:p text:style-name="P1"/>
        <text:p text:style-name="P1">煞會驚著擔這个罪。</text:p>
        <text:p text:style-name="P1">suah ē kiann tio̍h tann tsit ê tsuē.</text:p>
        <text:p text:style-name="P1"/>
        <text:p text:style-name="P1"/>
        <text:p text:style-name="P1"/>
        <text:p text:style-name="P1"/>
        <text:p text:style-name="P1">姑不而將閣出彼句：</text:p>
        <text:p text:style-name="P1">Koo-put-jî-tsiong koh tshut hit kù: </text:p>
        <text:p text:style-name="P1"/>
        <text:p text:style-name="P1">「Thài-thó會按呢生？」</text:p>
        <text:p text:style-name="P1">“Thài-thó ē án-ne-senn?”</text:p>
        <text:p text:style-name="P1"/>
        <text:p text:style-name="P1"/>
        <text:p text:style-name="P1"/>
        <text:p text:style-name="P1"/>
        <text:p text:style-name="P1">哎啊！</text:p>
        <text:p text:style-name="P1">Aih-ah! </text:p>
        <text:p text:style-name="P1"/>
        <text:p text:style-name="P1">我揤「送出」彼个箭頭的時</text:p>
        <text:p text:style-name="P1">Guá tshi̍h “Sàng-tshut” hit ê tsìnn-thâu ê sî </text:p>
        <text:p text:style-name="P1"/>
        <text:p text:style-name="P1">目睭放瞌閣揤並大力的，</text:p>
        <text:p text:style-name="P1">ba̍k-tsiu pàng kheh koh tshi̍h phīng tuā-la̍t --ê, </text:p>
        <text:p text:style-name="P1"/>
        <text:p text:style-name="P1">感覺足見笑！</text:p>
        <text:p text:style-name="P1">kám-kak tsiok kiàn-siàu! </text:p>
        <text:p text:style-name="P1"/>
        <text:p text:style-name="P1">斟酌遮久，</text:p>
        <text:p text:style-name="P1">Tsim-tsiok tsiah kú, </text:p>
        <text:p text:style-name="P1"/>
        <text:p text:style-name="P1">這句無好，</text:p>
        <text:p text:style-name="P1">tsit kù bô hó, </text:p>
        <text:p text:style-name="P1"/>
        <text:p text:style-name="P1">彼句宛若無好，</text:p>
        <text:p text:style-name="P1">hit kù uan-nā bô hó, </text:p>
        <text:p text:style-name="P1"/>
        <text:p text:style-name="P1">抑無是佗一句會合軀唅？</text:p>
        <text:p text:style-name="P1">iah-bô sī tó tsi̍t kù ē ha̍h-su --hannh? </text:p>
        <text:p text:style-name="P1"/>
        <text:p text:style-name="P1">哎啊我毋知啦！</text:p>
        <text:p text:style-name="P1">Aih-ah guá m̄ tsai --lah！</text:p>
        <text:p text:style-name="P1"/>
        <text:p text:style-name="P1"/>
        <text:p text:style-name="P1"/>
        <text:p text:style-name="P1"/>
        <text:p text:style-name="P1"/>
        <text:p text:style-name="P2">就是這款躊躇東躊躇西的性癖咧惱人！</text:p>
        <text:p text:style-name="P1">Tō sī tsit khuán tiû-tû tang tiû-tû sai ê sìng-phiah teh lóo --lâng! </text:p>
        <text:p text:style-name="P1"/>
        <text:p text:style-name="P1">這號死個性乎，</text:p>
        <text:p text:style-name="P1">Tsit-lō sí kò-sìng --honnh, </text:p>
        <text:p text:style-name="P1"/>
        <text:p text:style-name="P1">干焦發性地的時會暫時消風！</text:p>
        <text:p text:style-name="P1">kan-na huat-sìng-tē ê sî ē tsiām-sî siau-hong！ </text:p>
        <text:p text:style-name="P1"/>
        <text:p text:style-name="P1">可惜我就毋是現今當時行的</text:p>
        <text:p text:style-name="P1">Khó-sioh guá tō m̄ sī hiān-kim tng sî-kiânn ê </text:p>
        <text:p text:style-name="P1"/>
        <text:p text:style-name="P1">「憤怒青年」，</text:p>
        <text:p text:style-name="P1">“Hùn-nōo tshing-liân”, </text:p>
        <text:p text:style-name="P1"/>
        <text:p text:style-name="P1">若是，</text:p>
        <text:p text:style-name="P1">nā-sī, </text:p>
        <text:p text:style-name="P1"/>
        <text:p text:style-name="P1">我就袂逐不時遮suan-ngiāu矣。</text:p>
        <text:p text:style-name="P1">guá tō bē ta̍k-put-sî tsiah suan-ngiāu --ah.</text:p>
        <text:p text:style-name="P1"/>
        <text:p text:style-name="P1"/>
        <text:p text:style-name="P1"><text:s/>Hana 委員咧欲予「伨死聯盟」</text:p>
        <text:p text:style-name="P1">#Hana# uí-uân teh-beh hōo “Thīn sí liân-bîng” </text:p>
        <text:p text:style-name="P1"/>
        <text:p text:style-name="P1">佮「廢死聯盟」的人煩死矣，</text:p>
        <text:p text:style-name="P1">kah “Huì sí liân-bîng” ê lâng huân--sí --ah, </text:p>
        <text:p text:style-name="P1"/>
        <text:p text:style-name="P1">這兩陣人逐工照三頓來咧問，</text:p>
        <text:p text:style-name="P1">tsit nn̄g tīn lâng ta̍k kang tsiàu sann-tǹg lâi teh mn̄g, </text:p>
        <text:p text:style-name="P1"/>
        <text:p text:style-name="P1">愛伊著參加in的連署，</text:p>
        <text:p text:style-name="P1">ài i tio̍h tsham-ka in ê liân-sú, </text:p>
        <text:p text:style-name="P1"/>
        <text:p text:style-name="P1">佇立法院伨in的案，</text:p>
        <text:p text:style-name="P1">tī Li̍p-huat-īnn thīn in ê àn, </text:p>
        <text:p text:style-name="P1"/>
        <text:p text:style-name="P1">毋但按呢，</text:p>
        <text:p text:style-name="P1">m̄-nā án-ne, </text:p>
        <text:p text:style-name="P1"/>
        <text:p text:style-name="P1">閣鼓吹in隨个團體的支持者</text:p>
        <text:p text:style-name="P1">koh kóo-tshue in suî-ê thuân-thé ê tsi-tshî-tsiá </text:p>
        <text:p text:style-name="P1"/>
        <text:p text:style-name="P1">敲電話來用嚇的，</text:p>
        <text:p text:style-name="P1">khà tiān-uē lâi iōng hánn --ê, </text:p>
        <text:p text:style-name="P1"/>
        <text:p text:style-name="P1">舞甲尾仔#Hana#只好手機仔關機，</text:p>
        <text:p text:style-name="P1">bú kah bué--á #Hana# tsí-hó tshiú-ki-á kuainn-ki, </text:p>
        <text:p text:style-name="P1"/>
        <text:p text:style-name="P1">結果這聲電話規个攏溢對伊的辦公室，</text:p>
        <text:p text:style-name="P1">kiat-kó tsit-siann tiān-uē kui-ê lóng ik uì i ê pān-kong-sik, </text:p>
        <text:p text:style-name="P1"/>
        <text:p text:style-name="P1">伊逐个助理是接甲頭眩目暗、</text:p>
        <text:p text:style-name="P1">i ta̍k ê tsōo-lí sī tsiap kah thâu-hîn-ba̍k-àm, </text:p>
        <text:p text:style-name="P1"/>
        <text:p text:style-name="P1">講甲喉焦舌渴，</text:p>
        <text:p text:style-name="P1">kóng kah âu-ta-tsi̍h-khuah, </text:p>
        <text:p text:style-name="P1"/>
        <text:p text:style-name="P1">個個撟甲無力。</text:p>
        <text:p text:style-name="P1">kô-kô kiāu kah bô-la̍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42c90" officeooo:paragraph-rsid="00142c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366-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4:04:46.941959241</dc:date>
    <meta:editing-duration>PT3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230" meta:word-count="1727" meta:character-count="4926" meta:non-whitespace-character-count="4280"/>
  </office:meta>
</office:document-meta>
</file>